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arial, sans-serif-medium, sans-serif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99ca5" officeooo:paragraph-rsid="00099ca5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12.5pt" fo:letter-spacing="normal" fo:font-style="normal" style:text-underline-style="none" fo:font-weight="bold" officeooo:rsid="000a8edb" officeooo:paragraph-rsid="000a8edb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URCE CODE</text:p>
      <text:p text:style-name="P1">#include &lt;stdio.h&gt;</text:p>
      <text:p text:style-name="P1"/>
      <text:p text:style-name="P1">#include &lt;string.h&gt;</text:p>
      <text:p text:style-name="P1"/>
      <text:p text:style-name="P1">int NextState = 0;</text:p>
      <text:p text:style-name="P1">void q0(char c) {</text:p>
      <text:p text:style-name="P1"><text:s text:c="2"/>if (c == 'a') {</text:p>
      <text:p text:style-name="P1"><text:s text:c="4"/>NextState = 1;</text:p>
      <text:p text:style-name="P1"><text:s text:c="2"/>} else if (c == 'b') {</text:p>
      <text:p text:style-name="P1"><text:s text:c="4"/>NextState = 3;</text:p>
      <text:p text:style-name="P1"><text:s text:c="2"/>} else {</text:p>
      <text:p text:style-name="P1"><text:s text:c="4"/>NextState = -1;</text:p>
      <text:p text:style-name="P1"><text:s text:c="2"/>}</text:p>
      <text:p text:style-name="P1">}</text:p>
      <text:p text:style-name="P1">void q1(char c) {</text:p>
      <text:p text:style-name="P1"><text:s text:c="2"/>if (c == 'a') {</text:p>
      <text:p text:style-name="P1"><text:s text:c="4"/>NextState = 2;</text:p>
      <text:p text:style-name="P1"><text:s text:c="2"/>} else if (c == 'b') {</text:p>
      <text:p text:style-name="P1"><text:s text:c="4"/>NextState = 4;</text:p>
      <text:p text:style-name="P1"><text:s text:c="2"/>} else {</text:p>
      <text:p text:style-name="P1"><text:s text:c="4"/>NextState = -1;</text:p>
      <text:p text:style-name="P1"><text:s text:c="2"/>}</text:p>
      <text:p text:style-name="P1">}</text:p>
      <text:p text:style-name="P1">void q2(char c) {</text:p>
      <text:p text:style-name="P1"><text:s text:c="2"/>if (c == 'b') {</text:p>
      <text:p text:style-name="P1"><text:s text:c="4"/>NextState = 3;</text:p>
      <text:p text:style-name="P1"><text:s text:c="2"/>} else if (c == 'a') {</text:p>
      <text:p text:style-name="P1"><text:s text:c="4"/>NextState = 1;</text:p>
      <text:p text:style-name="P1"><text:s text:c="2"/>} else {</text:p>
      <text:p text:style-name="P1"><text:s text:c="4"/>NextState = -1;</text:p>
      <text:p text:style-name="P1"><text:s text:c="2"/>}</text:p>
      <text:p text:style-name="P1">}</text:p>
      <text:p text:style-name="P1">void q3(char c) {</text:p>
      <text:p text:style-name="P1"><text:s text:c="2"/>if (c == 'b') {</text:p>
      <text:p text:style-name="P1"><text:s text:c="4"/>NextState = 3;</text:p>
      <text:p text:style-name="P1"><text:s text:c="2"/>} else if (c == 'a') {</text:p>
      <text:p text:style-name="P1"><text:s text:c="4"/>NextState = 4;</text:p>
      <text:p text:style-name="P1"><text:s text:c="2"/>} else {</text:p>
      <text:p text:style-name="P1"><text:s text:c="4"/>NextState = -1;</text:p>
      <text:p text:style-name="P1"><text:s text:c="2"/>}</text:p>
      <text:p text:style-name="P1">}</text:p>
      <text:p text:style-name="P1">void q4(char c) {</text:p>
      <text:p text:style-name="P1"><text:s text:c="2"/>if (c == 'a') {</text:p>
      <text:p text:style-name="P1"><text:s text:c="4"/>NextState = 3;</text:p>
      <text:p text:style-name="P1"><text:s text:c="2"/>} else if (c == 'b') {</text:p>
      <text:p text:style-name="P1"><text:s text:c="4"/>NextState = 4;</text:p>
      <text:p text:style-name="P1"><text:s text:c="2"/>} else {</text:p>
      <text:p text:style-name="P1"><text:s text:c="4"/>NextState = -1;</text:p>
      <text:p text:style-name="P1"><text:s text:c="2"/>}</text:p>
      <text:p text:style-name="P1">}</text:p>
      <text:p text:style-name="P1"/>
      <text:p text:style-name="P1">int isAccepted(char str[]) {</text:p>
      <text:p text:style-name="P1"><text:s text:c="2"/>int i, len = strlen(str);</text:p>
      <text:p text:style-name="P1"><text:s text:c="2"/>for (i = 0; i &lt; len; i++) {</text:p>
      <text:p text:style-name="P1"><text:s text:c="4"/>if (NextState == 0)</text:p>
      <text:p text:style-name="P1"><text:s text:c="6"/>q0(str[i]);</text:p>
      <text:p text:style-name="P1"><text:s text:c="4"/>else if (NextState == 1)</text:p>
      <text:p text:style-name="P1"><text:s text:c="6"/>q1(str[i]);</text:p>
      <text:p text:style-name="P1"><text:s text:c="4"/>else if (NextState == 2)</text:p>
      <text:p text:style-name="P1"><text:s text:c="6"/>q2(str[i]);</text:p>
      <text:p text:style-name="P1"><text:s text:c="4"/>else if (NextState == 3)</text:p>
      <text:p text:style-name="P1"><text:soft-page-break/><text:s text:c="6"/>q3(str[i]);</text:p>
      <text:p text:style-name="P1"><text:s text:c="4"/>else if (NextState == 4)</text:p>
      <text:p text:style-name="P1"><text:s text:c="6"/>q4(str[i]);</text:p>
      <text:p text:style-name="P1"><text:s text:c="4"/>else</text:p>
      <text:p text:style-name="P1"><text:s text:c="6"/>return 0;</text:p>
      <text:p text:style-name="P1"><text:s text:c="2"/>}</text:p>
      <text:p text:style-name="P1"><text:s text:c="2"/>if (NextState == 3)</text:p>
      <text:p text:style-name="P1"><text:s text:c="4"/>return 1;</text:p>
      <text:p text:style-name="P1"><text:s text:c="2"/>else</text:p>
      <text:p text:style-name="P1"><text:s text:c="4"/>return 0;</text:p>
      <text:p text:style-name="P1">}</text:p>
      <text:p text:style-name="P1">int main() {</text:p>
      <text:p text:style-name="P1"><text:s text:c="2"/>char str[100];</text:p>
      <text:p text:style-name="P1"><text:s text:c="2"/>printf("Enter The Input String:");</text:p>
      <text:p text:style-name="P1"><text:s text:c="2"/>gets(str);</text:p>
      <text:p text:style-name="P1"><text:s text:c="2"/>if (isAccepted(str))</text:p>
      <text:p text:style-name="P1"><text:s text:c="4"/>printf("String ACCEPTED\n");</text:p>
      <text:p text:style-name="P1"><text:s text:c="2"/>else</text:p>
      <text:p text:style-name="P1"><text:s text:c="4"/>printf("String NOT ACCEPTED\n");</text:p>
      <text:p text:style-name="P1"><text:s text:c="2"/>return 0;</text:p>
      <text:p text:style-name="P1">}</text:p>
      <text:p text:style-name="P1"/>
      <text:p text:style-name="P1">abin@kmea:~/Desktop/CD_LAB_S7/1_DFA$ ./a.out </text:p>
      <text:p text:style-name="P1">Enter The Input String:abbbabb</text:p>
      <text:p text:style-name="P1">String ACCEPTED</text:p>
      <text:p text:style-name="P1">abin@kmea:~/Desktop/CD_LAB_S7/1_DFA$ ./a.out </text:p>
      <text:p text:style-name="P1">Enter The Input String:aaba</text:p>
      <text:p text:style-name="P1">String NOT ACCEPTED</text:p>
      <text:p text:style-name="P1">abin@kmea:~/Desktop/CD_LAB_S7/1_DFA$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arial, sans-serif-medium, sans-serif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2:28:14.287238357</meta:creation-date>
    <dc:date>2021-12-09T03:28:51.804088632</dc:date>
    <meta:editing-duration>PT6M3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87" meta:word-count="260" meta:character-count="1487" meta:non-whitespace-character-count="1113"/>
  </office:meta>
</office:document-meta>
</file>